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7.84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ox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3:17:4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47" calcext:value-type="float">
            <text:p>0.347</text:p>
          </table:table-cell>
          <table:table-cell office:value-type="float" office:value="18.9777" calcext:value-type="float">
            <text:p>18.9777</text:p>
          </table:table-cell>
          <table:table-cell office:value-type="float" office:value="0.9501" calcext:value-type="float">
            <text:p>0.9501</text:p>
          </table:table-cell>
          <table:table-cell office:value-type="float" office:value="0.6467" calcext:value-type="float">
            <text:p>0.64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01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table:style-name="ce2" office:value-type="float" office:value="0.3595" calcext:value-type="float">
            <text:p>0.3595</text:p>
          </table:table-cell>
          <table:table-cell office:value-type="float" office:value="18.6348" calcext:value-type="float">
            <text:p>18.6348</text:p>
          </table:table-cell>
          <table:table-cell office:value-type="float" office:value="0.9522" calcext:value-type="float">
            <text:p>0.9522</text:p>
          </table:table-cell>
          <table:table-cell table:style-name="ce2" office:value-type="float" office:value="0.6354" calcext:value-type="float">
            <text:p>0.63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10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526" calcext:value-type="float">
            <text:p>0.3526</text:p>
          </table:table-cell>
          <table:table-cell table:style-name="ce2" office:value-type="float" office:value="19.6225" calcext:value-type="float">
            <text:p>19.6225</text:p>
          </table:table-cell>
          <table:table-cell office:value-type="float" office:value="0.957" calcext:value-type="float">
            <text:p>0.957</text:p>
          </table:table-cell>
          <table:table-cell office:value-type="float" office:value="0.642" calcext:value-type="float">
            <text:p>0.6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2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353" calcext:value-type="float">
            <text:p>0.3353</text:p>
          </table:table-cell>
          <table:table-cell office:value-type="float" office:value="17.9586" calcext:value-type="float">
            <text:p>17.9586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654" calcext:value-type="float">
            <text:p>0.6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3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408" calcext:value-type="float">
            <text:p>0.3408</text:p>
          </table:table-cell>
          <table:table-cell office:value-type="float" office:value="19.1497" calcext:value-type="float">
            <text:p>19.1497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6478" calcext:value-type="float">
            <text:p>0.64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8:4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anime style</text:p>
          </table:table-cell>
          <table:table-cell office:value-type="float" office:value="0.3272" calcext:value-type="float">
            <text:p>0.3272</text:p>
          </table:table-cell>
          <table:table-cell office:value-type="float" office:value="17.7057" calcext:value-type="float">
            <text:p>17.7057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6628" calcext:value-type="float">
            <text:p>0.66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3:21:03.245646608</dc:date>
    <meta:editing-duration>PT1M56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